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Numerosità:</text:p>
          </table:table-cell>
          <table:table-cell table:formula="of:=COUNT([.A1:.R1]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formula="of:=AVERAGE([.A1:.R1])" office:value-type="float" office:value="22.7777777777778" calcext:value-type="float">
            <text:p>22,777777777777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ediana:</text:p>
          </table:table-cell>
          <table:table-cell table:formula="of:=MEDIAN([.A1:.R1])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oda:</text:p>
          </table:table-cell>
          <table:table-cell table:formula="of:=MODE([.A1:.R1])"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Classi</text:p>
          </table:table-cell>
          <table:table-cell table:style-name="ce1" office:value-type="string" calcext:value-type="string">
            <text:p>Freq. Assol.</text:p>
          </table:table-cell>
          <table:table-cell table:style-name="ce1" office:value-type="string" calcext:value-type="string">
            <text:p>Freq. Rel.</text:p>
          </table:table-cell>
          <table:table-cell table:style-name="ce1" office:value-type="string" calcext:value-type="string">
            <text:p>Freq. Cum. Ass.</text:p>
          </table:table-cell>
          <table:table-cell table:style-name="ce1" office:value-type="string" calcext:value-type="string">
            <text:p>Freq. Cum. Rel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</text:p>
          </table:table-cell>
          <table:table-cell table:formula="of:=COUNTIFS([.A1:.R1];&quot;&gt;15&quot;;[.A1:.R1];&quot;&lt;21&quot;)" office:value-type="float" office:value="8" calcext:value-type="float">
            <text:p>8</text:p>
          </table:table-cell>
          <table:table-cell table:formula="of:=[.B11]/3" office:value-type="float" office:value="2.66666666666667" calcext:value-type="float">
            <text:p>2,66666666666667</text:p>
          </table:table-cell>
          <table:table-cell table:formula="of:=SUM([.B11])" office:value-type="float" office:value="8" calcext:value-type="float">
            <text:p>8</text:p>
          </table:table-cell>
          <table:table-cell table:formula="of:=SUM([.C11])" office:value-type="float" office:value="2.66666666666667" calcext:value-type="float">
            <text:p>2,66666666666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</text:p>
          </table:table-cell>
          <table:table-cell table:formula="of:=COUNTIFS([.A1:.R1];&quot;&gt;=17&quot;;[.A1:.R1];&quot;&lt;24&quot;)" office:value-type="float" office:value="12" calcext:value-type="float">
            <text:p>12</text:p>
          </table:table-cell>
          <table:table-cell table:formula="of:=[.B12]/3" office:value-type="float" office:value="4" calcext:value-type="float">
            <text:p>4</text:p>
          </table:table-cell>
          <table:table-cell table:formula="of:=SUM([.B11:.B12])" office:value-type="float" office:value="20" calcext:value-type="float">
            <text:p>20</text:p>
          </table:table-cell>
          <table:table-cell table:formula="of:=SUM([.C11:.C12])" office:value-type="float" office:value="6.66666666666667" calcext:value-type="float">
            <text:p>6,66666666666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3</text:p>
          </table:table-cell>
          <table:table-cell table:formula="of:=COUNTIFS([.A1:.R1];&quot;&gt;=24&quot;;[.A1:.R1];&quot;&lt;31&quot;)" office:value-type="float" office:value="3" calcext:value-type="float">
            <text:p>3</text:p>
          </table:table-cell>
          <table:table-cell table:formula="of:=[.B13]/3" office:value-type="float" office:value="1" calcext:value-type="float">
            <text:p>1</text:p>
          </table:table-cell>
          <table:table-cell table:formula="of:=SUM([.B11:.B13])" office:value-type="float" office:value="23" calcext:value-type="float">
            <text:p>23</text:p>
          </table:table-cell>
          <table:table-cell table:formula="of:=SUM([.C11:.C13])" office:value-type="float" office:value="7.66666666666667" calcext:value-type="float">
            <text:p>7,6666666666666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2:21:54.90300135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1:31:28.041855986</meta:creation-date>
    <dc:date>2021-02-09T12:30:55.567566905</dc:date>
    <meta:editing-duration>PT12M40S</meta:editing-duration>
    <meta:editing-cycles>8</meta:editing-cycles>
    <meta:generator>LibreOffice/7.1.0.3$Linux_X86_64 LibreOffice_project/10$Build-3</meta:generator>
    <meta:document-statistic meta:table-count="1" meta:cell-count="46" meta:object-count="0"/>
  </office:meta>
</office:document-meta>
</file>